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08cm" svg:y="1cm">
          <text:p text:style-name="P1"><text:span text:style-name="T1">appRun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686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04cm" svg:y1="1.762cm" svg:x2="3.605cm" svg:y2="2.651cm" draw:start-shape="id1" draw:start-glue-point="6" draw:end-shape="id2" draw:end-glue-point="4" svg:d="M3604 1762l1 889" svg:viewBox="0 0 2 890">
          <text:p/>
        </draw:connector>
        <draw:custom-shape draw:style-name="gr1" draw:text-style-name="P3" xml:id="id3" draw:id="id3" draw:layer="layout" svg:width="3.26cm" svg:height="0.82cm" svg:x="5.741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24cm" svg:y1="3.413cm" svg:x2="7.371cm" svg:y2="4.244cm" draw:start-shape="id2" draw:start-glue-point="7" draw:end-shape="id3" draw:end-glue-point="4" svg:d="M5524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05cm" svg:y1="4.174cm" svg:x2="3.567cm" svg:y2="6.334cm" draw:start-shape="id2" draw:start-glue-point="6" draw:end-shape="id4" draw:end-glue-point="4" svg:d="M3605 4174l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371cm" svg:y1="5.064cm" svg:x2="3.567cm" svg:y2="6.334cm" draw:start-shape="id3" draw:start-glue-point="6" draw:end-shape="id4" draw:end-glue-point="4" svg:d="M7371 5064v636h-3804v634" svg:viewBox="0 0 3805 1271">
          <text:p/>
        </draw:connector>
        <draw:custom-shape draw:style-name="gr1" draw:text-style-name="P3" xml:id="id4" draw:id="id4" draw:layer="layout" svg:width="4.773cm" svg:height="1.054cm" svg:x="1.18cm" svg:y="6.334cm">
          <text:p text:style-name="P1"><text:span text:style-name="T2">start runner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567cm" svg:y1="7.388cm" svg:x2="10.779cm" svg:y2="8.023cm" draw:start-shape="id4" draw:start-glue-point="6" draw:end-shape="id5" draw:end-glue-point="3" svg:d="M3567 7388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0" draw:id="id10" draw:layer="layout" svg:width="4.064cm" svg:height="1.171cm" svg:x="10.779cm" svg:y="11.805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567cm" svg:y1="7.388cm" svg:x2="3.604cm" svg:y2="8.997cm" draw:start-shape="id4" draw:start-glue-point="6" draw:end-shape="id6" draw:end-glue-point="4" svg:d="M3567 7388l37 1609" svg:viewBox="0 0 38 1610">
          <text:p/>
        </draw:connector>
        <draw:custom-shape draw:style-name="gr1" draw:text-style-name="P3" xml:id="id7" draw:id="id7" draw:layer="layout" svg:width="4.074cm" svg:height="0.889cm" svg:x="1.625cm" svg:y="11.692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1.635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1.635cm" svg:y="14.204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662cm" svg:y1="12.581cm" svg:x2="3.667cm" svg:y2="14.204cm" draw:start-shape="id7" draw:end-shape="id8" svg:d="M3662 12581l5 1623" svg:viewBox="0 0 6 1624">
          <text:p/>
        </draw:connector>
        <draw:custom-shape draw:style-name="gr5" draw:text-style-name="P2" xml:id="id5" draw:id="id5" draw:layer="layout" svg:width="4.064cm" svg:height="0.762cm" svg:x="10.779cm" svg:y="7.642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8.404cm" svg:x2="12.815cm" svg:y2="9.674cm" draw:start-shape="id5" draw:start-glue-point="6" draw:end-shape="id9" draw:end-glue-point="4" svg:d="M12811 8404l4 1270" svg:viewBox="0 0 5 1271">
          <text:p/>
        </draw:connector>
        <draw:custom-shape draw:style-name="gr5" draw:text-style-name="P3" xml:id="id11" draw:id="id11" draw:layer="layout" svg:width="4.826cm" svg:height="1.397cm" svg:x="10.398cm" svg:y="14.246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1cm" svg:y1="12.976cm" svg:x2="12.811cm" svg:y2="14.246cm" draw:start-shape="id10" draw:end-shape="id11" draw:end-glue-point="4" svg:d="M12811 12976v1270" svg:viewBox="0 0 1 1271">
          <text:p/>
        </draw:connector>
        <draw:custom-shape draw:style-name="gr1" draw:text-style-name="P2" xml:id="id14" draw:id="id14" draw:layer="layout" svg:width="5.207cm" svg:height="1.284cm" svg:x="1.127cm" svg:y="20.582cm">
          <text:p text:style-name="P1"><text:span text:style-name="T1">appRun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779cm" svg:y1="12.39cm" svg:x2="5.572cm" svg:y2="9.583cm" draw:start-shape="id10" draw:end-shape="id6" draw:end-glue-point="7" svg:d="M10779 12390l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2" draw:id="id12" draw:layer="layout" svg:width="3.81cm" svg:height="0.762cm" svg:x="10.906cm" svg:y="17.04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15.643cm" svg:x2="12.811cm" svg:y2="17.04cm" draw:start-shape="id11" draw:end-shape="id12" draw:end-glue-point="0" svg:d="M12811 15643v1397" svg:viewBox="0 0 1 1398">
          <text:p/>
        </draw:connector>
        <draw:connector draw:style-name="gr4" draw:text-style-name="P3" draw:layer="layout" draw:type="line" svg:x1="5.699cm" svg:y1="14.789cm" svg:x2="10.398cm" svg:y2="14.944cm" draw:start-shape="id8" draw:end-shape="id11" svg:d="M5699 14789l4699 155" svg:viewBox="0 0 4700 156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3" draw:id="id13" draw:layer="layout" svg:width="3.81cm" svg:height="1.171cm" svg:x="1.762cm" svg:y="17.407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67cm" svg:y1="15.375cm" svg:x2="3.667cm" svg:y2="17.407cm" draw:start-shape="id8" draw:start-glue-point="6" draw:end-shape="id13" draw:end-glue-point="4" svg:d="M3667 15375v2032" svg:viewBox="0 0 1 2033">
          <text:p/>
        </draw:connector>
        <draw:connector draw:style-name="gr4" draw:text-style-name="P3" draw:layer="layout" draw:type="line" svg:x1="10.906cm" svg:y1="17.421cm" svg:x2="5.572cm" svg:y2="17.992cm" draw:start-shape="id12" draw:start-glue-point="5" draw:end-shape="id13" svg:d="M10906 17421l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667cm" svg:y1="18.578cm" svg:x2="3.731cm" svg:y2="20.582cm" draw:start-shape="id13" draw:start-glue-point="6" draw:end-shape="id14" draw:end-glue-point="4" svg:d="M3667 18578l64 2004" svg:viewBox="0 0 65 2005">
          <text:p/>
        </draw:connector>
        <draw:custom-shape draw:style-name="gr5" draw:text-style-name="P3" xml:id="id9" draw:id="id9" draw:layer="layout" svg:width="4.326cm" svg:height="0.889cm" svg:x="10.652cm" svg:y="9.67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5cm" svg:y1="10.563cm" svg:x2="12.811cm" svg:y2="11.805cm" draw:start-shape="id9" draw:end-shape="id10" svg:d="M12815 10563l-4 1242" svg:viewBox="0 0 5 1243">
          <text:p/>
        </draw:connector>
        <draw:connector draw:style-name="gr3" draw:text-style-name="P9" draw:layer="layout" draw:type="line" svg:x1="3.603cm" svg:y1="10.168cm" svg:x2="3.662cm" svg:y2="11.692cm" draw:start-shape="id6" draw:end-shape="id7" draw:end-glue-point="4" svg:d="M3603 10168l59 1524" svg:viewBox="0 0 60 1525">
          <text:p text:style-name="P1"><text:span text:style-name="T4"><text:s text:c="27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3:35.835652225</dc:date>
    <dc:creator>Andrey Hihlovskiy</dc:creator>
    <meta:editing-duration>PT3H5M50S</meta:editing-duration>
    <meta:editing-cycles>58</meta:editing-cycles>
    <meta:generator>LibreOffice/4.2.4.2$Linux_X86_64 LibreOffice_project/420m0$Build-2</meta:generator>
    <meta:document-statistic meta:object-count="31"/>
  </office:meta>
</office:document-meta>
</file>